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string" calcext:value-type="string">
            <text:p>IC App: Replacement Needed for the Two Dr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00-00-00</text:date>, <text:time style:data-style-name="N2" text:time-value="11:00:02.915851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2T11:00:59.547113657</dc:date>
    <meta:editing-duration>PT2H57M16S</meta:editing-duration>
    <meta:editing-cycles>55</meta:editing-cycles>
    <meta:generator>LibreOffice/25.8.3.2$Linux_X86_64 LibreOffice_project/580$Build-2</meta:generator>
    <meta:document-statistic meta:table-count="4" meta:cell-count="268" meta:object-count="0"/>
  </office:meta>
</office:document-meta>
</file>